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ed66f" officeooo:paragraph-rsid="004ed66f"/>
    </style:style>
    <style:style style:name="P3" style:family="paragraph" style:parent-style-name="Header">
      <style:text-properties officeooo:paragraph-rsid="005367a0"/>
    </style:style>
    <style:style style:name="P4" style:family="paragraph" style:parent-style-name="Standard">
      <style:paragraph-properties fo:line-height="150%"/>
      <style:text-properties style:font-name="Times New Roman" officeooo:rsid="000035ec" officeooo:paragraph-rsid="0053dc9b"/>
    </style:style>
    <style:style style:name="P5" style:family="paragraph" style:parent-style-name="Standard">
      <style:paragraph-properties fo:line-height="150%"/>
      <style:text-properties style:font-name="Times New Roman" officeooo:rsid="000035ec" officeooo:paragraph-rsid="005dfb52"/>
    </style:style>
    <style:style style:name="P6" style:family="paragraph" style:parent-style-name="Standard">
      <style:paragraph-properties fo:line-height="150%"/>
      <style:text-properties style:font-name="Times New Roman" officeooo:rsid="0014eb7f" officeooo:paragraph-rsid="0014eb7f"/>
    </style:style>
    <style:style style:name="P7" style:family="paragraph" style:parent-style-name="Standard">
      <style:paragraph-properties fo:line-height="150%"/>
      <style:text-properties style:font-name="Times New Roman" officeooo:rsid="000e0d38" officeooo:paragraph-rsid="0053dc9b"/>
    </style:style>
    <style:style style:name="P8" style:family="paragraph" style:parent-style-name="Standard">
      <style:paragraph-properties fo:line-height="150%"/>
      <style:text-properties style:font-name="Times New Roman" officeooo:rsid="000e0d38" officeooo:paragraph-rsid="00246546"/>
    </style:style>
    <style:style style:name="P9" style:family="paragraph" style:parent-style-name="Standard">
      <style:paragraph-properties fo:line-height="150%"/>
      <style:text-properties style:font-name="Times New Roman" officeooo:rsid="000e0d38" officeooo:paragraph-rsid="00657428"/>
    </style:style>
    <style:style style:name="P10" style:family="paragraph" style:parent-style-name="Standard">
      <style:paragraph-properties fo:line-height="150%"/>
      <style:text-properties style:font-name="Times New Roman" fo:font-weight="bold" officeooo:rsid="0014eb7f" officeooo:paragraph-rsid="0014eb7f" style:font-weight-asian="bold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weight="bold" officeooo:rsid="000035ec" officeooo:paragraph-rsid="0053dc9b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Times New Roman" fo:font-weight="bold" officeooo:rsid="000268eb" officeooo:paragraph-rsid="0053dc9b" style:font-weight-asian="bold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weight="bold" officeooo:rsid="00132e18" officeooo:paragraph-rsid="005242cf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Times New Roman" fo:font-weight="bold" officeooo:rsid="0022dd68" officeooo:paragraph-rsid="0053dc9b" style:font-weight-asian="bold" style:font-weight-complex="bold"/>
    </style:style>
    <style:style style:name="P15" style:family="paragraph" style:parent-style-name="Standard">
      <style:paragraph-properties fo:line-height="150%"/>
      <style:text-properties style:font-name="Times New Roman" officeooo:rsid="000268eb" officeooo:paragraph-rsid="0053dc9b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73d8b" officeooo:paragraph-rsid="0058064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50%"/>
      <style:text-properties style:font-name="Times New Roman" fo:font-size="16pt" officeooo:rsid="001afde8" officeooo:paragraph-rsid="0014eb7f" style:font-size-asian="16pt" style:font-size-complex="16pt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6pt" fo:font-weight="bold" officeooo:rsid="001afde8" officeooo:paragraph-rsid="00597f0d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style:font-name="Times New Roman" fo:font-size="18pt" officeooo:rsid="0014eb7f" officeooo:paragraph-rsid="00597f0d" style:font-size-asian="18pt" style:font-size-complex="18pt"/>
    </style:style>
    <style:style style:name="P20" style:family="paragraph" style:parent-style-name="Standard">
      <style:paragraph-properties fo:line-height="150%" fo:text-align="center" style:justify-single-word="false"/>
      <style:text-properties style:font-name="Times New Roman" fo:font-size="22pt" fo:font-weight="bold" officeooo:rsid="00173d8b" officeooo:paragraph-rsid="00173d8b" style:font-size-asian="22pt" style:font-weight-asian="bold" style:font-size-complex="22pt" style:font-weight-complex="bold"/>
    </style:style>
    <style:style style:name="P21" style:family="paragraph" style:parent-style-name="Standard">
      <style:paragraph-properties fo:line-height="150%"/>
      <style:text-properties style:font-name="Times New Roman" officeooo:rsid="0051fe11" officeooo:paragraph-rsid="0051fe11"/>
    </style:style>
    <style:style style:name="P22" style:family="paragraph" style:parent-style-name="Standard">
      <style:paragraph-properties fo:line-height="150%">
        <style:tab-stops>
          <style:tab-stop style:position="14cm" style:type="right" style:leader-style="dotted" style:leader-text="."/>
        </style:tab-stops>
      </style:paragraph-properties>
      <style:text-properties style:font-name="Times New Roman" fo:font-size="12pt" officeooo:rsid="006b80bd" officeooo:paragraph-rsid="006c7db1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Times New Roman" fo:font-size="12pt" officeooo:rsid="006b80bd" officeooo:paragraph-rsid="000035ec" style:font-size-asian="12pt" style:font-size-complex="12pt"/>
    </style:style>
    <style:style style:name="P24" style:family="paragraph" style:parent-style-name="Standard">
      <style:paragraph-properties fo:line-height="150%">
        <style:tab-stops>
          <style:tab-stop style:position="14cm" style:type="right" style:leader-style="dotted" style:leader-text="."/>
        </style:tab-stops>
      </style:paragraph-properties>
      <style:text-properties style:font-name="Times New Roman" fo:font-size="12pt" officeooo:rsid="007936e7" officeooo:paragraph-rsid="007936e7" style:font-size-asian="12pt" style:font-size-complex="12pt"/>
    </style:style>
    <style:style style:name="P25" style:family="paragraph" style:parent-style-name="Standard">
      <style:paragraph-properties fo:line-height="150%">
        <style:tab-stops>
          <style:tab-stop style:position="14cm" style:type="right" style:leader-style="dotted" style:leader-text="."/>
        </style:tab-stops>
      </style:paragraph-properties>
      <style:text-properties style:font-name="Times New Roman" fo:font-size="12pt" officeooo:rsid="007ad42a" officeooo:paragraph-rsid="007ad42a" style:font-size-asian="12pt" style:font-size-complex="12pt"/>
    </style:style>
    <style:style style:name="P26" style:family="paragraph" style:parent-style-name="Standard">
      <style:paragraph-properties fo:line-height="150%"/>
      <style:text-properties style:font-name="Times New Roman" fo:font-size="12pt" officeooo:rsid="00871521" officeooo:paragraph-rsid="00871521" style:font-size-asian="12pt" style:font-size-complex="12pt"/>
    </style:style>
    <style:style style:name="P27" style:family="paragraph" style:parent-style-name="Standard">
      <style:paragraph-properties fo:line-height="150%"/>
      <style:text-properties style:font-name="Times New Roman" officeooo:rsid="007e9399" officeooo:paragraph-rsid="007e9399"/>
    </style:style>
    <style:style style:name="P28" style:family="paragraph" style:parent-style-name="Standard">
      <style:paragraph-properties fo:line-height="150%"/>
      <style:text-properties style:font-name="Times New Roman" officeooo:rsid="0080d3ff" officeooo:paragraph-rsid="0080d3ff"/>
    </style:style>
    <style:style style:name="P29" style:family="paragraph" style:parent-style-name="Standard">
      <style:paragraph-properties fo:line-height="150%"/>
      <style:text-properties style:font-name="Times New Roman" officeooo:rsid="0081f218" officeooo:paragraph-rsid="0081f218"/>
    </style:style>
    <style:style style:name="P30" style:family="paragraph" style:parent-style-name="Standard">
      <style:paragraph-properties fo:line-height="150%"/>
      <style:text-properties style:font-name="Times New Roman" officeooo:rsid="008209f5" officeooo:paragraph-rsid="008209f5"/>
    </style:style>
    <style:style style:name="P31" style:family="paragraph" style:parent-style-name="Standard">
      <style:paragraph-properties fo:line-height="150%"/>
      <style:text-properties style:font-name="Times New Roman" officeooo:rsid="0084a80d" officeooo:paragraph-rsid="0084a80d"/>
    </style:style>
    <style:style style:name="P32" style:family="paragraph" style:parent-style-name="Standard">
      <style:paragraph-properties fo:line-height="150%"/>
      <style:text-properties style:font-name="Times New Roman" officeooo:rsid="00886108" officeooo:paragraph-rsid="00886108"/>
    </style:style>
    <style:style style:name="P33" style:family="paragraph" style:parent-style-name="Standard">
      <style:paragraph-properties fo:line-height="150%"/>
      <style:text-properties style:font-name="Times New Roman" officeooo:rsid="008f7ead" officeooo:paragraph-rsid="008f7ead"/>
    </style:style>
    <style:style style:name="P34" style:family="paragraph" style:parent-style-name="Standard">
      <style:paragraph-properties fo:line-height="150%"/>
      <style:text-properties style:font-name="Times New Roman" officeooo:rsid="00a0e915" officeooo:paragraph-rsid="00a61c9f"/>
    </style:style>
    <style:style style:name="P35" style:family="paragraph" style:parent-style-name="Standard">
      <style:paragraph-properties fo:line-height="150%"/>
      <style:text-properties style:font-name="Times New Roman" officeooo:rsid="00a881f1" officeooo:paragraph-rsid="00a881f1"/>
    </style:style>
    <style:style style:name="P36" style:family="paragraph" style:parent-style-name="Standard">
      <style:paragraph-properties fo:line-height="150%"/>
      <style:text-properties style:font-name="Times New Roman" officeooo:rsid="00aa810d" officeooo:paragraph-rsid="00aa810d"/>
    </style:style>
    <style:style style:name="P37" style:family="paragraph" style:parent-style-name="Standard">
      <style:paragraph-properties fo:line-height="150%" fo:break-before="page"/>
      <style:text-properties style:font-name="Times New Roman" fo:font-size="12pt" fo:font-weight="bold" officeooo:rsid="0015a403" officeooo:paragraph-rsid="0015a40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line-height="150%" fo:break-before="page"/>
      <style:text-properties style:font-name="Times New Roman" fo:font-weight="bold" officeooo:rsid="0080d3ff" officeooo:paragraph-rsid="0080d3ff" style:font-weight-asian="bold" style:font-weight-complex="bold"/>
    </style:style>
    <style:style style:name="P39" style:family="paragraph" style:parent-style-name="Standard">
      <style:paragraph-properties fo:line-height="150%" fo:break-before="page"/>
      <style:text-properties style:font-name="Times New Roman" fo:font-weight="bold" officeooo:rsid="00246546" officeooo:paragraph-rsid="00871521" style:font-weight-asian="bold" style:font-weight-complex="bold"/>
    </style:style>
    <style:style style:name="P40" style:family="paragraph" style:parent-style-name="Standard">
      <style:paragraph-properties fo:line-height="150%" fo:break-before="page"/>
      <style:text-properties style:font-name="Times New Roman" officeooo:rsid="008f7ead" officeooo:paragraph-rsid="008f7ead"/>
    </style:style>
    <style:style style:name="P41" style:family="paragraph" style:parent-style-name="Standard" style:list-style-name="L1">
      <style:paragraph-properties fo:line-height="150%">
        <style:tab-stops>
          <style:tab-stop style:position="14cm" style:type="right" style:leader-style="dotted" style:leader-text="."/>
        </style:tab-stops>
      </style:paragraph-properties>
      <style:text-properties style:font-name="Times New Roman" fo:font-size="12pt" officeooo:rsid="006b80bd" officeooo:paragraph-rsid="006c7db1" style:font-size-asian="12pt" style:font-size-complex="12pt"/>
    </style:style>
    <style:style style:name="P42" style:family="paragraph" style:parent-style-name="Standard" style:list-style-name="L1">
      <style:paragraph-properties fo:line-height="150%">
        <style:tab-stops>
          <style:tab-stop style:position="0.647cm"/>
          <style:tab-stop style:position="14.64cm" style:type="right" style:leader-style="dotted" style:leader-text="."/>
        </style:tab-stops>
      </style:paragraph-properties>
      <style:text-properties style:font-name="Times New Roman" fo:font-size="12pt" officeooo:rsid="006c7db1" officeooo:paragraph-rsid="006c7db1" style:font-size-asian="12pt" style:font-size-complex="12pt"/>
    </style:style>
    <style:style style:name="P43" style:family="paragraph" style:parent-style-name="Standard" style:list-style-name="L1">
      <style:paragraph-properties fo:line-height="150%">
        <style:tab-stops>
          <style:tab-stop style:position="0.647cm"/>
        </style:tab-stops>
      </style:paragraph-properties>
      <style:text-properties style:font-name="Times New Roman" fo:font-size="12pt" officeooo:rsid="006c7db1" officeooo:paragraph-rsid="006c7db1" style:font-size-asian="12pt" style:font-size-complex="12pt"/>
    </style:style>
    <style:style style:name="P44" style:family="paragraph" style:parent-style-name="Standard" style:list-style-name="L1">
      <style:paragraph-properties fo:line-height="150%">
        <style:tab-stops>
          <style:tab-stop style:position="14cm" style:type="right" style:leader-style="dotted" style:leader-text="."/>
        </style:tab-stops>
      </style:paragraph-properties>
      <style:text-properties style:font-name="Times New Roman" fo:font-size="12pt" officeooo:rsid="006c7db1" officeooo:paragraph-rsid="006c7db1" style:font-size-asian="12pt" style:font-size-complex="12pt"/>
    </style:style>
    <style:style style:name="P45" style:family="paragraph" style:parent-style-name="Standard" style:list-style-name="L1">
      <style:paragraph-properties fo:line-height="150%">
        <style:tab-stops>
          <style:tab-stop style:position="0.647cm"/>
        </style:tab-stops>
      </style:paragraph-properties>
      <style:text-properties style:font-name="Times New Roman" fo:font-size="12pt" officeooo:rsid="00723ef7" officeooo:paragraph-rsid="00723ef7" style:font-size-asian="12pt" style:font-size-complex="12pt"/>
    </style:style>
    <style:style style:name="P46" style:family="paragraph" style:parent-style-name="Standard" style:list-style-name="L1">
      <style:paragraph-properties fo:line-height="150%">
        <style:tab-stops>
          <style:tab-stop style:position="0.647cm"/>
        </style:tab-stops>
      </style:paragraph-properties>
      <style:text-properties style:font-name="Times New Roman" fo:font-size="12pt" officeooo:rsid="00763614" officeooo:paragraph-rsid="00763614" style:font-size-asian="12pt" style:font-size-complex="12pt"/>
    </style:style>
    <style:style style:name="P47" style:family="paragraph" style:parent-style-name="Standard">
      <style:paragraph-properties fo:line-height="150%"/>
      <style:text-properties style:font-name="Times New Roman" officeooo:rsid="00a2007c" officeooo:paragraph-rsid="00cee67b"/>
    </style:style>
    <style:style style:name="P48" style:family="paragraph" style:parent-style-name="Standard">
      <style:paragraph-properties fo:line-height="150%"/>
      <style:text-properties style:font-name="Times New Roman" officeooo:rsid="0097e03b" officeooo:paragraph-rsid="008f7ead"/>
    </style:style>
    <style:style style:name="P49" style:family="paragraph" style:parent-style-name="Standard" style:list-style-name="L2">
      <style:paragraph-properties fo:line-height="150%"/>
      <style:text-properties style:font-name="Times New Roman" officeooo:rsid="008eaee9" officeooo:paragraph-rsid="008f7ead"/>
    </style:style>
    <style:style style:name="P50" style:family="paragraph" style:parent-style-name="Standard">
      <style:paragraph-properties fo:line-height="150%"/>
      <style:text-properties style:font-name="Times New Roman" officeooo:rsid="008eaee9" officeooo:paragraph-rsid="008f5263"/>
    </style:style>
    <style:style style:name="P51" style:family="paragraph" style:parent-style-name="Standard" style:list-style-name="L2">
      <style:paragraph-properties fo:line-height="150%"/>
      <style:text-properties style:font-name="Times New Roman" officeooo:rsid="009c2863" officeooo:paragraph-rsid="00af837f"/>
    </style:style>
    <style:style style:name="P52" style:family="paragraph" style:parent-style-name="Standard" style:list-style-name="L2">
      <style:paragraph-properties fo:line-height="150%"/>
      <style:text-properties style:font-name="Times New Roman" officeooo:rsid="009c2863" officeooo:paragraph-rsid="00b7683d"/>
    </style:style>
    <style:style style:name="P53" style:family="paragraph" style:parent-style-name="Standard" style:list-style-name="L2">
      <style:paragraph-properties fo:line-height="150%"/>
      <style:text-properties style:font-name="Times New Roman" officeooo:rsid="009c2863" officeooo:paragraph-rsid="00c150dd"/>
    </style:style>
    <style:style style:name="P54" style:family="paragraph" style:parent-style-name="Standard">
      <style:paragraph-properties fo:line-height="150%"/>
      <style:text-properties style:font-name="Times New Roman" officeooo:rsid="00a0e915" officeooo:paragraph-rsid="00bb3f66"/>
    </style:style>
    <style:style style:name="P55" style:family="paragraph" style:parent-style-name="Standard">
      <style:paragraph-properties fo:line-height="150%"/>
      <style:text-properties style:font-name="Times New Roman" officeooo:rsid="00c020f4" officeooo:paragraph-rsid="00c020f4"/>
    </style:style>
    <style:style style:name="P56" style:family="paragraph" style:parent-style-name="Standard">
      <style:paragraph-properties fo:line-height="150%"/>
      <style:text-properties style:font-name="Times New Roman" officeooo:rsid="007e352e" officeooo:paragraph-rsid="00cd5dd9"/>
    </style:style>
    <style:style style:name="P57" style:family="paragraph" style:parent-style-name="Standard">
      <style:paragraph-properties fo:line-height="150%"/>
      <style:text-properties style:font-name="Times New Roman" officeooo:rsid="00a881f1" officeooo:paragraph-rsid="00cee67b"/>
    </style:style>
    <style:style style:name="P58" style:family="paragraph" style:parent-style-name="Standard" style:list-style-name="L1">
      <style:paragraph-properties fo:line-height="150%">
        <style:tab-stops>
          <style:tab-stop style:position="14cm" style:type="right" style:leader-style="dotted" style:leader-text="."/>
        </style:tab-stops>
      </style:paragraph-properties>
      <style:text-properties fo:font-size="12pt" officeooo:paragraph-rsid="006c7db1" style:font-size-asian="12pt" style:font-size-complex="12pt"/>
    </style:style>
    <style:style style:name="P59" style:family="paragraph" style:parent-style-name="Standard" style:master-page-name="My_5f_new_5f_page">
      <style:paragraph-properties fo:line-height="150%" style:page-number="1"/>
      <style:text-properties style:font-name="Times New Roman" officeooo:rsid="0051fe11" officeooo:paragraph-rsid="0051fe11"/>
    </style:style>
    <style:style style:name="P60" style:family="paragraph" style:parent-style-name="Standard">
      <style:paragraph-properties fo:line-height="150%" fo:break-before="page"/>
      <style:text-properties style:font-name="Times New Roman" officeooo:rsid="007e352e" officeooo:paragraph-rsid="00cd5dd9"/>
    </style:style>
    <style:style style:name="P61" style:family="paragraph" style:parent-style-name="Standard">
      <style:paragraph-properties fo:line-height="150%" fo:break-before="page"/>
      <style:text-properties style:font-name="Times New Roman" fo:font-size="14pt" fo:font-weight="bold" officeooo:rsid="007d0f7f" officeooo:paragraph-rsid="007d0f7f" style:font-size-asian="14pt" style:font-weight-asian="bold" style:font-size-complex="14pt" style:font-weight-complex="bold"/>
    </style:style>
    <style:style style:name="T1" style:family="text">
      <style:text-properties officeooo:rsid="000268eb"/>
    </style:style>
    <style:style style:name="T2" style:family="text">
      <style:text-properties fo:color="#000000" fo:background-color="#ffff00" loext:char-shading-value="0"/>
    </style:style>
    <style:style style:name="T3" style:family="text">
      <style:text-properties officeooo:rsid="002815b7"/>
    </style:style>
    <style:style style:name="T4" style:family="text">
      <style:text-properties style:font-name="Times New Roman" officeooo:rsid="006c7db1"/>
    </style:style>
    <style:style style:name="T5" style:family="text">
      <style:text-properties style:font-name="Times New Roman" fo:font-weight="bold" officeooo:rsid="006c7db1" style:font-weight-asian="bold" style:font-weight-complex="bold"/>
    </style:style>
    <style:style style:name="T6" style:family="text">
      <style:text-properties officeooo:rsid="005dc1e5"/>
    </style:style>
    <style:style style:name="T7" style:family="text">
      <style:text-properties officeooo:rsid="006c35f8"/>
    </style:style>
    <style:style style:name="T8" style:family="text">
      <style:text-properties officeooo:rsid="006c7db1"/>
    </style:style>
    <style:style style:name="T9" style:family="text">
      <style:text-properties officeooo:rsid="006d4a4e"/>
    </style:style>
    <style:style style:name="T10" style:family="text">
      <style:text-properties officeooo:rsid="006ec26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6c35f8" style:font-weight-asian="bold" style:font-weight-complex="bold"/>
    </style:style>
    <style:style style:name="T13" style:family="text">
      <style:text-properties fo:font-weight="bold" officeooo:rsid="006c7db1" style:font-weight-asian="bold" style:font-weight-complex="bold"/>
    </style:style>
    <style:style style:name="T14" style:family="text">
      <style:text-properties fo:font-weight="bold" officeooo:rsid="00246546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c35f8" style:font-weight-asian="normal" style:font-weight-complex="normal"/>
    </style:style>
    <style:style style:name="T17" style:family="text">
      <style:text-properties fo:font-weight="normal" officeooo:rsid="00246546" style:font-weight-asian="normal" style:font-weight-complex="normal"/>
    </style:style>
    <style:style style:name="T18" style:family="text">
      <style:text-properties officeooo:rsid="00803585"/>
    </style:style>
    <style:style style:name="T19" style:family="text">
      <style:text-properties officeooo:rsid="0089e4d5"/>
    </style:style>
    <style:style style:name="T20" style:family="text">
      <style:text-properties officeooo:rsid="008d69fc"/>
    </style:style>
    <style:style style:name="T21" style:family="text">
      <style:text-properties officeooo:rsid="00965c77"/>
    </style:style>
    <style:style style:name="T22" style:family="text">
      <style:text-properties officeooo:rsid="0099454b"/>
    </style:style>
    <style:style style:name="T23" style:family="text">
      <style:text-properties officeooo:rsid="0099454b" fo:background-color="#ffff00" loext:char-shading-value="0"/>
    </style:style>
    <style:style style:name="T24" style:family="text">
      <style:text-properties officeooo:rsid="00a2007c"/>
    </style:style>
    <style:style style:name="T25" style:family="text">
      <style:text-properties officeooo:rsid="00af837f"/>
    </style:style>
    <style:style style:name="T26" style:family="text">
      <style:text-properties officeooo:rsid="00c0e383"/>
    </style:style>
    <style:style style:name="T27" style:family="text">
      <style:text-properties officeooo:rsid="007e9399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20">Enhancing a Static Analysis Framework for Android Security Analysis</text:p>
      <text:p text:style-name="P6"/>
      <text:p text:style-name="P6"/>
      <text:p text:style-name="P6"/>
      <text:p text:style-name="P6"/>
      <text:p text:style-name="P6"/>
      <text:p text:style-name="P6"/>
      <text:p text:style-name="P19">Jonathan-Can Kleiner </text:p>
      <text:p text:style-name="P19">783058 </text:p>
      <text:p text:style-name="P19"><text:span text:style-name="T6">B.Sc. </text:span>Wirtschaftsinformatik</text:p>
      <text:p text:style-name="P10"/>
      <text:p text:style-name="P10"/>
      <text:p text:style-name="P18">Potsdam, <text:span text:style-name="T2">XX</text:span>.09.2019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6">1. Supervisor<text:tab/><text:tab/>Prof. Dr.-Ing. Christian Hammer</text:p>
      <text:p text:style-name="P16">2. Supervisor<text:tab/><text:tab/><text:tab/> <text:s text:c="3"/>Dr.-Ing. Abhishek Tiwari</text:p>
      <text:p text:style-name="P6"/>
      <text:p text:style-name="P17"/>
      <text:p text:style-name="P37">GLIEDERUNG <text:span text:style-name="T3">(Inhaltsverzeichnis)</text:span></text:p>
      <text:p text:style-name="P23"/>
      <text:p text:style-name="P26"><text:span text:style-name="T11">A</text:span><text:span text:style-name="T14">bkürzungs-, Abbildungs- und Tabellenverzeichnis</text:span><text:span text:style-name="T17"> …</text:span></text:p>
      <text:p text:style-name="P26"><text:span text:style-name="T17">S</text:span><text:span text:style-name="T15">ummary (Abstract) ...</text:span></text:p>
      <text:p text:style-name="P23"/>
      <text:list xml:id="list3060013099" text:style-name="L1">
        <text:list-item>
          <text:p text:style-name="P41"><text:span text:style-name="T12">Introduction</text:span><text:span text:style-name="T16"> </text:span><text:span text:style-name="T7"><text:tab/> 2</text:span></text:p>
        </text:list-item>
        <text:list-item>
          <text:p text:style-name="P41"><text:span text:style-name="T13">Background</text:span><text:span text:style-name="T8"> <text:tab/> 3</text:span></text:p>
        </text:list-item>
        <text:list-item>
          <text:p text:style-name="P58"><text:span text:style-name="T5">Main Part </text:span><text:span text:style-name="T4"><text:tab/> 5</text:span></text:p>
          <text:list>
            <text:list-item>
              <text:p text:style-name="P42">Fixing the Tool</text:p>
            </text:list-item>
            <text:list-item>
              <text:p text:style-name="P43">How the Tool Works</text:p>
            </text:list-item>
          </text:list>
        </text:list-item>
        <text:list-item>
          <text:p text:style-name="P44"><text:span text:style-name="T11">Analysis</text:span> <text:tab/> <text:span text:style-name="T9">5</text:span></text:p>
          <text:list>
            <text:list-item>
              <text:p text:style-name="P45">test</text:p>
              <text:list>
                <text:list-item>
                  <text:p text:style-name="P46">a</text:p>
                </text:list-item>
                <text:list-item>
                  <text:p text:style-name="P46">b</text:p>
                </text:list-item>
              </text:list>
            </text:list-item>
            <text:list-item>
              <text:p text:style-name="P45">test</text:p>
            </text:list-item>
            <text:list-item>
              <text:p text:style-name="P45">test</text:p>
            </text:list-item>
          </text:list>
        </text:list-item>
        <text:list-item>
          <text:p text:style-name="P44"><text:span text:style-name="T11">Conclusion</text:span> <text:tab/> <text:span text:style-name="T10">5</text:span></text:p>
        </text:list-item>
      </text:list>
      <text:p text:style-name="P22"/>
      <text:p text:style-name="P22"/>
      <text:p text:style-name="P22"/>
      <text:p text:style-name="P22"/>
      <text:p text:style-name="P24">Right align a line: Select line → Format → Paragraph → Tabs → Enter Position, click right, click dots </text:p>
      <text:p text:style-name="P25">Same for removal of right alignment because now indentation wont work</text:p>
      <text:p text:style-name="P39">Abkürzungs-, Abbildungs- und Tabellenverzeichnis</text:p>
      <text:p text:style-name="P8"/>
      <text:p text:style-name="P8"/>
      <text:p text:style-name="P8"/>
      <text:p text:style-name="P59"/>
      <text:p text:style-name="P21"/>
      <text:p text:style-name="P14">SUMMARY</text:p>
      <text:p text:style-name="P4"/>
      <text:p text:style-name="P4"/>
      <text:p text:style-name="P11">Abstract <text:span text:style-name="T1">in German</text:span></text:p>
      <text:p text:style-name="P11"/>
      <text:p text:style-name="P5"/>
      <text:p text:style-name="P5"/>
      <text:p text:style-name="P5"/>
      <text:p text:style-name="P12">Abstract in English</text:p>
      <text:p text:style-name="P15"/>
      <text:p text:style-name="P31">What is the problem / motivation? </text:p>
      <text:p text:style-name="P31">What do we propose, what we are presenting in this paper which solves that <text:span text:style-name="T20">problem</text:span>?</text:p>
      <text:p text:style-name="P4"/>
      <text:p text:style-name="P32">This work has the focus on reproducing the paper “Slicing Droids...” published in 2012? They proposed a framework which does Slicing. But since Android versions, techniques and tools are rapidly evolving, these kind of frameworks becomes obs<text:span text:style-name="T19">o</text:span>lete quickly. Therefore we enhanced SAAF and did an updated analysis on more recent Market and Malicious Android sample set.</text:p>
      <text:p text:style-name="P4"/>
      <text:p text:style-name="P4"/>
      <text:p text:style-name="P4"/>
      <text:p text:style-name="P4"/>
      <text:p text:style-name="P7">NO FOOTNOTES, EVERYTHING GOES TO REFERENCES</text:p>
      <text:p text:style-name="P61"><text:span text:style-name="T18">1. </text:span>Introduction</text:p>
      <text:p text:style-name="P9"/>
      <text:p text:style-name="P54">The impact that smartphones and other kids of mobile devices have in our day-to-day life is undeniable. <text:span text:style-name="T24">This impact is destined to become larger since the usage of mobile devices is rapidly growing. Among all mobile operating systems, Android has the largest global market share with 86%[</text:span><text:span text:style-name="T24"><text:bookmark-ref text:reference-format="number-all-superior" text:ref-name="__RefNumPara__2525_2723388620">1</text:bookmark-ref></text:span><text:span text:style-name="T24">]. As of May 2011, 4.5 billion apps have been downloaded from the centralized application marketplace Google Play store and over 200,000 apps were published[</text:span><text:span text:style-name="T24"><text:bookmark-ref text:reference-format="number" text:ref-name="__RefNumPara__778_1813712605">3</text:bookmark-ref></text:span><text:span text:style-name="T24">]. In 2016, these numbers increased to 82 billion downloaded apps and in 2017, the number of published Android apps reached over 3.5 million[</text:span><text:span text:style-name="T24"><text:bookmark-ref text:reference-format="number" text:ref-name="__RefNumPara__481_1813712605">2</text:bookmark-ref></text:span><text:span text:style-name="T24">]. There are also a significant amount of unofficial third-party marketplaces where a user has access to millions of Android applications besides the official Google Play store.</text:span></text:p>
      <text:p text:style-name="P54"/>
      <text:p text:style-name="P55">Android <text:span text:style-name="T26">relies on a permission-based security model where the user is asked if the application can have certain permissions, either before downloading the application or during runtime, when the app needs a permission to access a resource or execute a functionality. One downside of this model is that it might lead to an application with more permissions granted then they actually need, which is generally called a “permission gap”[</text:span><text:span text:style-name="T26"><text:bookmark-ref text:reference-format="number" text:ref-name="__RefNumPara__1179_1813712605">4</text:bookmark-ref></text:span><text:span text:style-name="T26">]. Another downside is, once a permission is granted, there are no other security mechanisms which prevents a malicious or vulnerable app to leak sensitive information or execute malicious instructions such as sending a premium SMS messages.</text:span></text:p>
      <text:p text:style-name="P34"/>
      <text:p text:style-name="P47">This makes Android applications a perfect target for attackers with malicious intent.</text:p>
      <text:p text:style-name="P57">… and there is no good way to delete, the damage is already done …</text:p>
      <text:p text:style-name="P35"/>
      <text:p text:style-name="P36">Therefore we need a good static analysis ...</text:p>
      <text:p text:style-name="P50"/>
      <text:p text:style-name="P56">….</text:p>
      <text:p text:style-name="P56"/>
      <text:p text:style-name="P60"><text:span text:style-name="T27">In this work we did …</text:span></text:p>
      <text:p text:style-name="P27"/>
      <text:p text:style-name="P27"><text:span text:style-name="T20">A</text:span> table about what things is contained in this pape<text:span text:style-name="T20">r. Show it as bullet points at the end of the “Introduction” section.</text:span></text:p>
      <text:p text:style-name="P27"/>
      <text:p text:style-name="P38">2. Background</text:p>
      <text:p text:style-name="P28"/>
      <text:p text:style-name="P29">How is Android assembled? What kind of components: Activities … Manifest …</text:p>
      <text:p text:style-name="P30">Compiled to DEX, …</text:p>
      <text:p text:style-name="P30"/>
      <text:p text:style-name="P30"/>
      <text:p text:style-name="P30"/>
      <text:p text:style-name="P30"/>
      <text:p text:style-name="P30"/>
      <text:p text:style-name="P29"/>
      <text:p text:style-name="P40"/>
      <text:p text:style-name="P33"/>
      <text:p text:style-name="P33">References – <text:span text:style-name="T23">Need to be sorted alphabetically</text:span><text:span text:style-name="T22">...</text:span></text:p>
      <text:p text:style-name="P48"/>
      <text:list xml:id="list1829744907" text:style-name="L2">
        <text:list-item>
          <text:p text:style-name="P49"><text:bookmark-start text:name="__RefNumPara__2525_2723388620"/><text:span text:style-name="T21">IDC 2019: Smartphone Market Share, </text:span>https://www.idc.com/promo/smartphone-market-share/os <text:span text:style-name="T21">(Last accessed on 1 September 2019)</text:span><text:bookmark-end text:name="__RefNumPara__2525_2723388620"/></text:p>
        </text:list-item>
        <text:list-item>
          <text:p text:style-name="P51"><text:bookmark-start text:name="__RefNumPara__481_1813712605"/><text:span text:style-name="T25">Statista: Number of available applications in the Google Play Store from December 2009 to June 2019, </text:span>https://www.statista.com/statistics/266210/number-of-available-applications-in-the-google-play-store/ <text:span text:style-name="T21">(Last accessed on 1 September 2019)</text:span><text:bookmark-end text:name="__RefNumPara__481_1813712605"/></text:p>
        </text:list-item>
        <text:list-item>
          <text:p text:style-name="P52"><text:bookmark-start text:name="__RefNumPara__778_1813712605"/>Barra, Hugo: Android: momentum, mobile and more at Google I/O. Official Google Blog. Google. https://googleblog.blogspot.com/2011/05/android-momentum-mobile-and-more-at.html <text:span text:style-name="T21">(Last accessed on 1 September 2019)</text:span><text:bookmark-end text:name="__RefNumPara__778_1813712605"/></text:p>
        </text:list-item>
        <text:list-item>
          <text:p text:style-name="P53"><text:bookmark-start text:name="__RefNumPara__1179_1813712605"/>A. Bartel, J. Klein, Y. Le Traon, and M. Monperrus. Automaticallysecuring permission-based software by reducing the attack surface: an application to android. https://hal.archives-ouvertes.fr/hal-00726196/document <text:span text:style-name="T21">(Last accessed on 1 September 2019)</text:span><text:bookmark-end text:name="__RefNumPara__1179_1813712605"/></text:p>
        </text:list-item>
      </text:list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37cm" style:type="center"/>
          <style:tab-stop style:position="14.87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37cm" style:type="center"/>
          <style:tab-stop style:position="14.875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MP2" style:family="paragraph" style:parent-style-name="Header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ed66f" officeooo:paragraph-rsid="004ed66f"/>
    </style:style>
    <style:style style:name="MP3" style:family="paragraph" style:parent-style-name="Header">
      <style:text-properties officeooo:paragraph-rsid="005367a0"/>
    </style:style>
    <style:page-layout style:name="Mpm1">
      <style:page-layout-properties fo:page-width="21.001cm" fo:page-height="29.7cm" style:num-format="I" style:print-orientation="portrait" fo:margin-top="2cm" fo:margin-bottom="2cm" fo:margin-left="3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page-number text:select-page="current">III</text:page-number></text:p>
      </style:header>
      <loext:header-first>
        <text:p text:style-name="Header"/>
      </loext:header-first>
      <style:footer>
        <text:p text:style-name="Footer"/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  <style:master-page style:name="My_5f_new_5f_page" style:display-name="My_new_page" style:page-layout-name="Mpm9">
      <style:header>
        <text:p text:style-name="MP2"><text:tab/><text:tab/><text:page-number text:select-page="current">5</text:page-number></text:p>
      </style:header>
    </style:master-page>
    <style:master-page style:name="Empty_20_Page" style:display-name="Empty Page" style:page-layout-name="Mpm10">
      <style:header>
        <text:p text:style-name="MP3"><text:page-number text:select-page="current">0</text:page-number></text:p>
      </style:header>
      <loext:header-first>
        <text:p text:style-name="MP3"><text:page-number text:select-page="current">0</text:page-number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9-01T18:09:57.135000000</dc:date>
    <meta:editing-duration>PT7H12M41S</meta:editing-duration>
    <meta:editing-cycles>184</meta:editing-cycles>
    <meta:print-date>2019-09-01T18:04:31.933000000</meta:print-date>
    <meta:document-statistic meta:table-count="0" meta:image-count="0" meta:object-count="0" meta:page-count="9" meta:paragraph-count="53" meta:word-count="604" meta:character-count="4078" meta:non-whitespace-character-count="3493"/>
  </office:meta>
</office:document-meta>
</file>